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20A1E16DA75ED138.png" manifest:media-type="image/png"/>
  <manifest:file-entry manifest:full-path="Object 2/Pictures/1000000000000200000002005B5CF464134971CC.jpg" manifest:media-type="image/jpeg"/>
  <manifest:file-entry manifest:full-path="Object 2/Pictures/100000000000020000000200B7DA4DD4BAECD386.jpg" manifest:media-type="image/jpeg"/>
  <manifest:file-entry manifest:full-path="Object 2/Pictures/1000000000000514000003BD4CB44388CC1D4734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839in" svg:height="5.3232in" svg:x="2.7646in" svg:y="0.8197in">
            <draw:object draw:notify-on-update-of-ranges="Sheet1.B1:Sheet1.B108 Sheet1.A1:Sheet1.A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0795" calcext:value-type="float">
            <text:p>20795</text:p>
          </table:table-cell>
          <table:table-cell office:value-type="string" calcext:value-type="string">
            <text:p>2011/6</text:p>
          </table:table-cell>
          <table:table-cell/>
          <table:table-cell table:style-name="ce1"/>
        </table:table-row>
        <table:table-row table:style-name="ro1">
          <table:table-cell office:value-type="float" office:value="18131" calcext:value-type="float">
            <text:p>18131</text:p>
          </table:table-cell>
          <table:table-cell office:value-type="string" calcext:value-type="string">
            <text:p>2011/7</text:p>
          </table:table-cell>
          <table:table-cell table:number-columns-repeated="2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string" calcext:value-type="string">
            <text:p>2011/8</text:p>
          </table:table-cell>
          <table:table-cell table:number-columns-repeated="2"/>
        </table:table-row>
        <table:table-row table:style-name="ro1">
          <table:table-cell office:value-type="float" office:value="19409" calcext:value-type="float">
            <text:p>19409</text:p>
          </table:table-cell>
          <table:table-cell office:value-type="string" calcext:value-type="string">
            <text:p>2011/9</text:p>
          </table:table-cell>
          <table:table-cell table:number-columns-repeated="2"/>
        </table:table-row>
        <table:table-row table:style-name="ro1">
          <table:table-cell office:value-type="float" office:value="18799" calcext:value-type="float">
            <text:p>18799</text:p>
          </table:table-cell>
          <table:table-cell office:value-type="string" calcext:value-type="string">
            <text:p>2011/10</text:p>
          </table:table-cell>
          <table:table-cell table:number-columns-repeated="2"/>
        </table:table-row>
        <table:table-row table:style-name="ro1">
          <table:table-cell office:value-type="float" office:value="19479" calcext:value-type="float">
            <text:p>19479</text:p>
          </table:table-cell>
          <table:table-cell office:value-type="string" calcext:value-type="string">
            <text:p>2011/11</text:p>
          </table:table-cell>
          <table:table-cell table:number-columns-repeated="2"/>
        </table:table-row>
        <table:table-row table:style-name="ro1">
          <table:table-cell office:value-type="float" office:value="19593" calcext:value-type="float">
            <text:p>19593</text:p>
          </table:table-cell>
          <table:table-cell office:value-type="string" calcext:value-type="string">
            <text:p>2011/12</text:p>
          </table:table-cell>
          <table:table-cell table:number-columns-repeated="2"/>
        </table:table-row>
        <table:table-row table:style-name="ro1">
          <table:table-cell office:value-type="float" office:value="17473" calcext:value-type="float">
            <text:p>17473</text:p>
          </table:table-cell>
          <table:table-cell office:value-type="string" calcext:value-type="string">
            <text:p>2012/1</text:p>
          </table:table-cell>
          <table:table-cell table:number-columns-repeated="2"/>
        </table:table-row>
        <table:table-row table:style-name="ro1">
          <table:table-cell office:value-type="float" office:value="17421" calcext:value-type="float">
            <text:p>17421</text:p>
          </table:table-cell>
          <table:table-cell office:value-type="string" calcext:value-type="string">
            <text:p>2012/2</text:p>
          </table:table-cell>
          <table:table-cell table:number-columns-repeated="2"/>
        </table:table-row>
        <table:table-row table:style-name="ro1">
          <table:table-cell office:value-type="float" office:value="15809" calcext:value-type="float">
            <text:p>15809</text:p>
          </table:table-cell>
          <table:table-cell office:value-type="string" calcext:value-type="string">
            <text:p>2012/3</text:p>
          </table:table-cell>
          <table:table-cell table:number-columns-repeated="2"/>
        </table:table-row>
        <table:table-row table:style-name="ro1">
          <table:table-cell office:value-type="float" office:value="14835" calcext:value-type="float">
            <text:p>14835</text:p>
          </table:table-cell>
          <table:table-cell office:value-type="string" calcext:value-type="string">
            <text:p>2012/4</text:p>
          </table:table-cell>
          <table:table-cell table:number-columns-repeated="2"/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string" calcext:value-type="string">
            <text:p>2012/5</text:p>
          </table:table-cell>
          <table:table-cell table:number-columns-repeated="2"/>
        </table:table-row>
        <table:table-row table:style-name="ro1">
          <table:table-cell office:value-type="float" office:value="13394" calcext:value-type="float">
            <text:p>13394</text:p>
          </table:table-cell>
          <table:table-cell office:value-type="string" calcext:value-type="string">
            <text:p>2012/6</text:p>
          </table:table-cell>
          <table:table-cell table:number-columns-repeated="2"/>
        </table:table-row>
        <table:table-row table:style-name="ro1">
          <table:table-cell office:value-type="float" office:value="12198" calcext:value-type="float">
            <text:p>12198</text:p>
          </table:table-cell>
          <table:table-cell office:value-type="string" calcext:value-type="string">
            <text:p>2012/7</text:p>
          </table:table-cell>
          <table:table-cell table:number-columns-repeated="2"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string" calcext:value-type="string">
            <text:p>2012/8</text:p>
          </table:table-cell>
          <table:table-cell table:number-columns-repeated="2"/>
        </table:table-row>
        <table:table-row table:style-name="ro1">
          <table:table-cell office:value-type="float" office:value="11797" calcext:value-type="float">
            <text:p>11797</text:p>
          </table:table-cell>
          <table:table-cell office:value-type="string" calcext:value-type="string">
            <text:p>2012/9</text:p>
          </table:table-cell>
          <table:table-cell table:number-columns-repeated="2"/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string" calcext:value-type="string">
            <text:p>2012/10</text:p>
          </table:table-cell>
          <table:table-cell table:number-columns-repeated="2"/>
        </table:table-row>
        <table:table-row table:style-name="ro1">
          <table:table-cell office:value-type="float" office:value="12287" calcext:value-type="float">
            <text:p>12287</text:p>
          </table:table-cell>
          <table:table-cell office:value-type="string" calcext:value-type="string">
            <text:p>2012/11</text:p>
          </table:table-cell>
          <table:table-cell table:number-columns-repeated="2"/>
        </table:table-row>
        <table:table-row table:style-name="ro1">
          <table:table-cell office:value-type="float" office:value="13065" calcext:value-type="float">
            <text:p>13065</text:p>
          </table:table-cell>
          <table:table-cell office:value-type="string" calcext:value-type="string">
            <text:p>2012/12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string" calcext:value-type="string">
            <text:p>2013/1</text:p>
          </table:table-cell>
          <table:table-cell table:number-columns-repeated="2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2013/2</text:p>
          </table:table-cell>
          <table:table-cell table:number-columns-repeated="2"/>
        </table:table-row>
        <table:table-row table:style-name="ro1">
          <table:table-cell office:value-type="float" office:value="10356" calcext:value-type="float">
            <text:p>10356</text:p>
          </table:table-cell>
          <table:table-cell office:value-type="string" calcext:value-type="string">
            <text:p>2013/3</text:p>
          </table:table-cell>
          <table:table-cell table:number-columns-repeated="2"/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string" calcext:value-type="string">
            <text:p>2013/4</text:p>
          </table:table-cell>
          <table:table-cell table:number-columns-repeated="2"/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2013/5</text:p>
          </table:table-cell>
          <table:table-cell table:number-columns-repeated="2"/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2013/6</text:p>
          </table:table-cell>
          <table:table-cell table:number-columns-repeated="2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string" calcext:value-type="string">
            <text:p>2013/7</text:p>
          </table:table-cell>
          <table:table-cell table:number-columns-repeated="2"/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string" calcext:value-type="string">
            <text:p>2013/8</text:p>
          </table:table-cell>
          <table:table-cell table:number-columns-repeated="2"/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string" calcext:value-type="string">
            <text:p>2013/9</text:p>
          </table:table-cell>
          <table:table-cell table:number-columns-repeated="2"/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string" calcext:value-type="string">
            <text:p>2013/10</text:p>
          </table:table-cell>
          <table:table-cell table:number-columns-repeated="2"/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2013/11</text:p>
          </table:table-cell>
          <table:table-cell table:number-columns-repeated="2"/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string" calcext:value-type="string">
            <text:p>2013/12</text:p>
          </table:table-cell>
          <table:table-cell table:number-columns-repeated="2"/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string" calcext:value-type="string">
            <text:p>2014/1</text:p>
          </table:table-cell>
          <table:table-cell table:number-columns-repeated="2"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string" calcext:value-type="string">
            <text:p>2014/2</text:p>
          </table:table-cell>
          <table:table-cell table:number-columns-repeated="2"/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string" calcext:value-type="string">
            <text:p>2014/3</text:p>
          </table:table-cell>
          <table:table-cell table:number-columns-repeated="2"/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string" calcext:value-type="string">
            <text:p>2014/4</text:p>
          </table:table-cell>
          <table:table-cell table:number-columns-repeated="2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string" calcext:value-type="string">
            <text:p>2014/5</text:p>
          </table:table-cell>
          <table:table-cell table:number-columns-repeated="2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2014/6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2014/7</text:p>
          </table:table-cell>
          <table:table-cell table:number-columns-repeated="2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2014/8</text:p>
          </table:table-cell>
          <table:table-cell table:number-columns-repeated="2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2014/9</text:p>
          </table:table-cell>
          <table:table-cell table:number-columns-repeated="2"/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string" calcext:value-type="string">
            <text:p>2014/10</text:p>
          </table:table-cell>
          <table:table-cell table:number-columns-repeated="2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2014/11</text:p>
          </table:table-cell>
          <table:table-cell table:number-columns-repeated="2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2014/12</text:p>
          </table:table-cell>
          <table:table-cell table:number-columns-repeated="2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2015/1</text:p>
          </table:table-cell>
          <table:table-cell table:number-columns-repeated="2"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string" calcext:value-type="string">
            <text:p>2015/2</text:p>
          </table:table-cell>
          <table:table-cell table:number-columns-repeated="2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2015/3</text:p>
          </table:table-cell>
          <table:table-cell table:number-columns-repeated="2"/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string" calcext:value-type="string">
            <text:p>2015/4</text:p>
          </table:table-cell>
          <table:table-cell table:number-columns-repeated="2"/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2015/5</text:p>
          </table:table-cell>
          <table:table-cell table:number-columns-repeated="2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2015/6</text:p>
          </table:table-cell>
          <table:table-cell table:number-columns-repeated="2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2015/7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string" calcext:value-type="string">
            <text:p>2015/8</text:p>
          </table:table-cell>
          <table:table-cell table:number-columns-repeated="2"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2015/9</text:p>
          </table:table-cell>
          <table:table-cell table:number-columns-repeated="2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2015/10</text:p>
          </table:table-cell>
          <table:table-cell table:number-columns-repeated="2"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2015/11</text:p>
          </table:table-cell>
          <table:table-cell table:number-columns-repeated="2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2015/12</text:p>
          </table:table-cell>
          <table:table-cell table:number-columns-repeated="2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2016/1</text:p>
          </table:table-cell>
          <table:table-cell table:number-columns-repeated="2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2016/2</text:p>
          </table:table-cell>
          <table:table-cell table:number-columns-repeated="2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2016/3</text:p>
          </table:table-cell>
          <table:table-cell table:number-columns-repeated="2"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2016/4</text:p>
          </table:table-cell>
          <table:table-cell table:number-columns-repeated="2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2016/5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2016/6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2016/7</text:p>
          </table:table-cell>
          <table:table-cell table:number-columns-repeated="2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2016/8</text:p>
          </table:table-cell>
          <table:table-cell table:number-columns-repeated="2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2016/9</text:p>
          </table:table-cell>
          <table:table-cell table:number-columns-repeated="2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2016/10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2016/11</text:p>
          </table:table-cell>
          <table:table-cell table:number-columns-repeated="2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2016/12</text:p>
          </table:table-cell>
          <table:table-cell table:number-columns-repeated="2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2017/1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2017/2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2017/3</text:p>
          </table:table-cell>
          <table:table-cell table:number-columns-repeated="2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2017/4</text:p>
          </table:table-cell>
          <table:table-cell table:number-columns-repeated="2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2017/5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2017/6</text:p>
          </table:table-cell>
          <table:table-cell table:number-columns-repeated="2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2017/7</text:p>
          </table:table-cell>
          <table:table-cell table:number-columns-repeated="2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2017/8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2017/9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2017/10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2017/11</text:p>
          </table:table-cell>
          <table:table-cell table:number-columns-repeated="2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2017/12</text:p>
          </table:table-cell>
          <table:table-cell table:number-columns-repeated="2"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2018/1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2020/4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2020/5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2020/6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2020/7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2020/8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2020/9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2020/10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2020/11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2020/12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2021/1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2021/2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2021/3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2021/4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2021/5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2021/6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2021/7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2021/8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2021/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/10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2021/11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2021/12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2022/1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2022/2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2022/3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2022/4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2022/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022/6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2022/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C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00:52:58.203895463</meta:creation-date>
    <dc:date>2022-07-21T12:55:07.513745329</dc:date>
    <meta:editing-duration>PT4M30S</meta:editing-duration>
    <meta:editing-cycles>2</meta:editing-cycles>
    <meta:generator>LibreOffice/7.3.4.2$Linux_X86_64 LibreOffice_project/30$Build-2</meta:generator>
    <meta:document-statistic meta:table-count="1" meta:cell-count="21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chart-properties chart:auto-position="true" style:rotation-angle="0"/>
      <style:text-properties fo:font-family="'Apple Garamond'" style:font-style-name="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Hack" style:font-style-name="Regular" style:font-pitch="fixed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solid" draw:fill-color="#ffffff"/>
      <style:text-properties fo:font-family="Hack" style:font-style-name="Regular" style:font-pitch="fixed"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Fira Sans'" style:font-style-name="Regular"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bbe33d" draw:fill-color="#bbe33d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69a2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92cm" svg:height="13.522cm" xlink:href=".." xlink:type="simple" chart:class="chart:line" chart:style-name="ch1">
        <chart:title svg:x="0cm" svg:y="0cm" chart:style-name="ch2">
          <text:p/>
        </chart:title>
        <chart:subtitle svg:x="6.601cm" svg:y="0.27cm" chart:style-name="ch3">
          <text:p>SCIENTIFIC PROOF WE ARE WRITING LESS LOVE LETTERS!!!!!!!!!!</text:p>
        </chart:subtitle>
        <chart:legend chart:legend-position="end" svg:x="21.391cm" svg:y="6.213cm" style:legend-expansion="high" chart:style-name="ch4"/>
        <chart:plot-area chart:style-name="ch5" table:cell-range-address="Sheet1.A1:Sheet1.B108" chart:data-source-has-labels="column" svg:x="0.547cm" svg:y="1.249cm" svg:width="20.297cm" svg:height="12.003cm">
          <chart:coordinate-region svg:x="1.724cm" svg:y="1.448cm" svg:width="19.12cm" svg:height="10.413cm"/>
          <chart:axis chart:dimension="x" chart:name="primary-x" chart:style-name="ch6" chartooo:axis-type="auto">
            <chartooo:date-scale/>
            <chart:categories table:cell-range-address="Sheet1.B1:Sheet1.B10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1:Sheet1.A108" chart:class="chart:line">
            <chart:regression-curve chart:style-name="ch10">
              <chart:equation chart:display-equation="true" chart:display-r-square="false"/>
            </chart:regression-curve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2011/6</text:p>
                <draw:g>
                  <svg:desc>Sheet1.B1:Sheet1.B108</svg:desc>
                </draw:g>
              </table:table-cell>
              <table:table-cell office:value-type="float" office:value="20795">
                <text:p>20795</text:p>
                <draw:g>
                  <svg:desc>Sheet1.A1:Sheet1.A108</svg:desc>
                </draw:g>
              </table:table-cell>
            </table:table-row>
            <table:table-row>
              <table:table-cell office:value-type="string">
                <text:p>2011/7</text:p>
              </table:table-cell>
              <table:table-cell office:value-type="float" office:value="18131">
                <text:p>18131</text:p>
              </table:table-cell>
            </table:table-row>
            <table:table-row>
              <table:table-cell office:value-type="string">
                <text:p>2011/8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string">
                <text:p>2011/9</text:p>
              </table:table-cell>
              <table:table-cell office:value-type="float" office:value="19409">
                <text:p>19409</text:p>
              </table:table-cell>
            </table:table-row>
            <table:table-row>
              <table:table-cell office:value-type="string">
                <text:p>2011/10</text:p>
              </table:table-cell>
              <table:table-cell office:value-type="float" office:value="18799">
                <text:p>18799</text:p>
              </table:table-cell>
            </table:table-row>
            <table:table-row>
              <table:table-cell office:value-type="string">
                <text:p>2011/11</text:p>
              </table:table-cell>
              <table:table-cell office:value-type="float" office:value="19479">
                <text:p>19479</text:p>
              </table:table-cell>
            </table:table-row>
            <table:table-row>
              <table:table-cell office:value-type="string">
                <text:p>2011/12</text:p>
              </table:table-cell>
              <table:table-cell office:value-type="float" office:value="19593">
                <text:p>19593</text:p>
              </table:table-cell>
            </table:table-row>
            <table:table-row>
              <table:table-cell office:value-type="string">
                <text:p>2012/1</text:p>
              </table:table-cell>
              <table:table-cell office:value-type="float" office:value="17473">
                <text:p>17473</text:p>
              </table:table-cell>
            </table:table-row>
            <table:table-row>
              <table:table-cell office:value-type="string">
                <text:p>2012/2</text:p>
              </table:table-cell>
              <table:table-cell office:value-type="float" office:value="17421">
                <text:p>17421</text:p>
              </table:table-cell>
            </table:table-row>
            <table:table-row>
              <table:table-cell office:value-type="string">
                <text:p>2012/3</text:p>
              </table:table-cell>
              <table:table-cell office:value-type="float" office:value="15809">
                <text:p>15809</text:p>
              </table:table-cell>
            </table:table-row>
            <table:table-row>
              <table:table-cell office:value-type="string">
                <text:p>2012/4</text:p>
              </table:table-cell>
              <table:table-cell office:value-type="float" office:value="14835">
                <text:p>14835</text:p>
              </table:table-cell>
            </table:table-row>
            <table:table-row>
              <table:table-cell office:value-type="string">
                <text:p>2012/5</text:p>
              </table:table-cell>
              <table:table-cell office:value-type="float" office:value="15004">
                <text:p>15004</text:p>
              </table:table-cell>
            </table:table-row>
            <table:table-row>
              <table:table-cell office:value-type="string">
                <text:p>2012/6</text:p>
              </table:table-cell>
              <table:table-cell office:value-type="float" office:value="13394">
                <text:p>13394</text:p>
              </table:table-cell>
            </table:table-row>
            <table:table-row>
              <table:table-cell office:value-type="string">
                <text:p>2012/7</text:p>
              </table:table-cell>
              <table:table-cell office:value-type="float" office:value="12198">
                <text:p>12198</text:p>
              </table:table-cell>
            </table:table-row>
            <table:table-row>
              <table:table-cell office:value-type="string">
                <text:p>2012/8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2012/9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2012/10</text:p>
              </table:table-cell>
              <table:table-cell office:value-type="float" office:value="12228">
                <text:p>12228</text:p>
              </table:table-cell>
            </table:table-row>
            <table:table-row>
              <table:table-cell office:value-type="string">
                <text:p>2012/11</text:p>
              </table:table-cell>
              <table:table-cell office:value-type="float" office:value="12287">
                <text:p>12287</text:p>
              </table:table-cell>
            </table:table-row>
            <table:table-row>
              <table:table-cell office:value-type="string">
                <text:p>2012/12</text:p>
              </table:table-cell>
              <table:table-cell office:value-type="float" office:value="13065">
                <text:p>13065</text:p>
              </table:table-cell>
            </table:table-row>
            <table:table-row>
              <table:table-cell office:value-type="string">
                <text:p>2013/1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string">
                <text:p>2013/2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2013/3</text:p>
              </table:table-cell>
              <table:table-cell office:value-type="float" office:value="10356">
                <text:p>10356</text:p>
              </table:table-cell>
            </table:table-row>
            <table:table-row>
              <table:table-cell office:value-type="string">
                <text:p>2013/4</text:p>
              </table:table-cell>
              <table:table-cell office:value-type="float" office:value="8876">
                <text:p>8876</text:p>
              </table:table-cell>
            </table:table-row>
            <table:table-row>
              <table:table-cell office:value-type="string">
                <text:p>2013/5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2013/6</text:p>
              </table:table-cell>
              <table:table-cell office:value-type="float" office:value="7622">
                <text:p>7622</text:p>
              </table:table-cell>
            </table:table-row>
            <table:table-row>
              <table:table-cell office:value-type="string">
                <text:p>2013/7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2013/8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2013/9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2013/10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2013/11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2013/12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2014/1</text:p>
              </table:table-cell>
              <table:table-cell office:value-type="float" office:value="7693">
                <text:p>7693</text:p>
              </table:table-cell>
            </table:table-row>
            <table:table-row>
              <table:table-cell office:value-type="string">
                <text:p>2014/2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2014/3</text:p>
              </table:table-cell>
              <table:table-cell office:value-type="float" office:value="7194">
                <text:p>7194</text:p>
              </table:table-cell>
            </table:table-row>
            <table:table-row>
              <table:table-cell office:value-type="string">
                <text:p>2014/4</text:p>
              </table:table-cell>
              <table:table-cell office:value-type="float" office:value="6793">
                <text:p>6793</text:p>
              </table:table-cell>
            </table:table-row>
            <table:table-row>
              <table:table-cell office:value-type="string">
                <text:p>2014/5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2014/6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2014/7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2014/8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2014/9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2014/10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2014/11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2014/12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2015/1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2015/2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2015/3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2015/4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2015/5</text:p>
              </table:table-cell>
              <table:table-cell office:value-type="float" office:value="5527">
                <text:p>5527</text:p>
              </table:table-cell>
            </table:table-row>
            <table:table-row>
              <table:table-cell office:value-type="string">
                <text:p>2015/6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2015/7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2015/8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2015/9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2015/10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2015/11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2015/12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>2016/1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2016/2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2016/3</text:p>
              </table:table-cell>
              <table:table-cell office:value-type="float" office:value="4391">
                <text:p>4391</text:p>
              </table:table-cell>
            </table:table-row>
            <table:table-row>
              <table:table-cell office:value-type="string">
                <text:p>2016/4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string">
                <text:p>2016/5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2016/6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2016/7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2016/8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2016/9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2016/10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2016/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16/12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017/1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2017/2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017/3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2017/4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2017/5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2017/6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2017/7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017/8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2017/9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2017/10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2017/11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2017/12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2018/1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020/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020/5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2020/6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2020/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020/8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2020/9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2020/10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2020/1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020/1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021/1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2021/2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2021/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021/4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021/5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021/6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2021/7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021/8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2021/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021/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1/1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021/1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022/1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2022/2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2022/3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2022/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022/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022/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022/7</text:p>
              </table:table-cell>
              <table:table-cell office:value-type="float" office:value="717">
                <text:p>7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514000003BD4CB44388CC1D4734.jpg" xlink:type="simple" xlink:show="embed" xlink:actuate="onLoad"/>
    <draw:fill-image draw:name="ChartBitmap_20_2" draw:display-name="ChartBitmap 2" xlink:href="Pictures/1000000000000514000003BD4CB44388CC1D4734.jpg" xlink:type="simple" xlink:show="embed" xlink:actuate="onLoad"/>
    <draw:fill-image draw:name="ChartBitmap_20_3" draw:display-name="ChartBitmap 3" xlink:href="Pictures/100000000000020000000200B7DA4DD4BAECD386.jpg" xlink:type="simple" xlink:show="embed" xlink:actuate="onLoad"/>
    <draw:fill-image draw:name="ChartBitmap_20_4" draw:display-name="ChartBitmap 4" xlink:href="Pictures/1000000000000200000002005B5CF464134971CC.jpg" xlink:type="simple" xlink:show="embed" xlink:actuate="onLoad"/>
    <draw:fill-image draw:name="ChartBitmap_20_5" draw:display-name="ChartBitmap 5" xlink:href="Pictures/10000000000000080000000820A1E16DA75ED138.png" xlink:type="simple" xlink:show="embed" xlink:actuate="onLoad"/>
  </office:styles>
</office:document-styles>
</file>